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LinkManager.getReferencingDocuments( Document tar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tentLinkManager.removeSuffix( String docUri , char delim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LinkManager.isLink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ink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inkManager.getLinksFrom( Document sour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tentLinkManager.getDocumen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